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8а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<text:soft-page-break/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<text:soft-page-break/>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<text:span text:style-name="T4">13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<text:soft-page-break/>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ext:soft-page-break/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01T13:45:39.21</dc:date>
    <meta:editing-duration>P14DT4H8M35S</meta:editing-duration>
    <meta:editing-cycles>157</meta:editing-cycles>
    <meta:generator>LibreOffice/3.4$Win32 LibreOffice_project/340m1$Build-402</meta:generator>
    <meta:document-statistic meta:table-count="1" meta:image-count="0" meta:object-count="0" meta:page-count="6" meta:paragraph-count="148" meta:word-count="2103" meta:character-count="15157" meta:non-whitespace-character-count="13164"/>
  </office:meta>
</office:document-meta>
</file>